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>Il charge le Ministre de la Fonction publique de l'exécution de la présente décision.</text:p>
        </text:list-item>
      </text:list>
      <text:p/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